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5-06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3328" calcext:value-type="float">
            <text:p>6.05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5-06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7232" calcext:value-type="float">
            <text:p>6.0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5-06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4184" calcext:value-type="float">
            <text:p>6.04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5-06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4184" calcext:value-type="float">
            <text:p>6.04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5-06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1136" calcext:value-type="float">
            <text:p>6.04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5-06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1136" calcext:value-type="float">
            <text:p>6.04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5-06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8088" calcext:value-type="float">
            <text:p>6.03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5-06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504" calcext:value-type="float">
            <text:p>6.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5-06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504" calcext:value-type="float">
            <text:p>6.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5-06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1992" calcext:value-type="float">
            <text:p>6.0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5-06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1992" calcext:value-type="float">
            <text:p>6.0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5-06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8944" calcext:value-type="float">
            <text:p>6.02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5-06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5896" calcext:value-type="float">
            <text:p>6.0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5-06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5896" calcext:value-type="float">
            <text:p>6.0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5-06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2848" calcext:value-type="float">
            <text:p>6.0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5-06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2848" calcext:value-type="float">
            <text:p>6.0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5-06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98" calcext:value-type="float">
            <text:p>6.0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5-06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6752" calcext:value-type="float">
            <text:p>6.0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5-06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6752" calcext:value-type="float">
            <text:p>6.0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5-06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3704" calcext:value-type="float">
            <text:p>6.01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5-06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3704" calcext:value-type="float">
            <text:p>6.01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5-06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0656" calcext:value-type="float">
            <text:p>6.0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5-06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0656" calcext:value-type="float">
            <text:p>6.0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5-06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0656" calcext:value-type="float">
            <text:p>6.0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5-06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0656" calcext:value-type="float">
            <text:p>6.0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5-06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0656" calcext:value-type="float">
            <text:p>6.0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5-05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7608" calcext:value-type="float">
            <text:p>6.0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5-05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456" calcext:value-type="float">
            <text:p>6.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5-05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456" calcext:value-type="float">
            <text:p>6.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5-05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456" calcext:value-type="float">
            <text:p>6.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5-05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1512" calcext:value-type="float">
            <text:p>6.00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5-05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1512" calcext:value-type="float">
            <text:p>6.00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5-05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8464" calcext:value-type="float">
            <text:p>5.9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5-05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8464" calcext:value-type="float">
            <text:p>5.9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5-05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5416" calcext:value-type="float">
            <text:p>5.9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5-05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5416" calcext:value-type="float">
            <text:p>5.9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5-05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2368" calcext:value-type="float">
            <text:p>5.9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5-05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2368" calcext:value-type="float">
            <text:p>5.9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5-05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2368" calcext:value-type="float">
            <text:p>5.9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5-05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932" calcext:value-type="float">
            <text:p>5.9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5-05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6272" calcext:value-type="float">
            <text:p>5.9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5-05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6272" calcext:value-type="float">
            <text:p>5.9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5-05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3224" calcext:value-type="float">
            <text:p>5.9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5-05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3224" calcext:value-type="float">
            <text:p>5.9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5-05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5-05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5-05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7128" calcext:value-type="float">
            <text:p>5.9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5-05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5-05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7128" calcext:value-type="float">
            <text:p>5.9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5-05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5-05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932" calcext:value-type="float">
            <text:p>5.9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5-05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2368" calcext:value-type="float">
            <text:p>5.9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5-05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2368" calcext:value-type="float">
            <text:p>5.9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5-05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2368" calcext:value-type="float">
            <text:p>5.9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5-05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2368" calcext:value-type="float">
            <text:p>5.9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5-05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2368" calcext:value-type="float">
            <text:p>5.9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5-05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2368" calcext:value-type="float">
            <text:p>5.9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5-04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932" calcext:value-type="float">
            <text:p>5.9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5-04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932" calcext:value-type="float">
            <text:p>5.9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5-04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932" calcext:value-type="float">
            <text:p>5.9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5-04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932" calcext:value-type="float">
            <text:p>5.9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5-04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932" calcext:value-type="float">
            <text:p>5.9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5-04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6272" calcext:value-type="float">
            <text:p>5.9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5-04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6272" calcext:value-type="float">
            <text:p>5.9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5-04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6272" calcext:value-type="float">
            <text:p>5.9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5-04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6272" calcext:value-type="float">
            <text:p>5.9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5-04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6272" calcext:value-type="float">
            <text:p>5.9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5-04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6272" calcext:value-type="float">
            <text:p>5.9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5-04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6272" calcext:value-type="float">
            <text:p>5.9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5-04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6272" calcext:value-type="float">
            <text:p>5.9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5-04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6272" calcext:value-type="float">
            <text:p>5.9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5-04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6272" calcext:value-type="float">
            <text:p>5.9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5-04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6272" calcext:value-type="float">
            <text:p>5.9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5-04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3224" calcext:value-type="float">
            <text:p>5.9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5-04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3224" calcext:value-type="float">
            <text:p>5.9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5-04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3224" calcext:value-type="float">
            <text:p>5.9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5-04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3224" calcext:value-type="float">
            <text:p>5.9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5-04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3224" calcext:value-type="float">
            <text:p>5.9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5-04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5-04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3224" calcext:value-type="float">
            <text:p>5.9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5-04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5-04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5-04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5-04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5-04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5-04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5-04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5-03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5-03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5-03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5-03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5-03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5-03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5-03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5-03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5-03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5-03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5-03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5-03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5-03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5-03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5-03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5-03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3224" calcext:value-type="float">
            <text:p>5.9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5-03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3224" calcext:value-type="float">
            <text:p>5.9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5-03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6272" calcext:value-type="float">
            <text:p>5.9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5-03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6272" calcext:value-type="float">
            <text:p>5.9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5-03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6272" calcext:value-type="float">
            <text:p>5.9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5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6272" calcext:value-type="float">
            <text:p>5.9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5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6272" calcext:value-type="float">
            <text:p>5.9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5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6272" calcext:value-type="float">
            <text:p>5.9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5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7128" calcext:value-type="float">
            <text:p>5.9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5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6272" calcext:value-type="float">
            <text:p>5.9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5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6272" calcext:value-type="float">
            <text:p>5.9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5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6272" calcext:value-type="float">
            <text:p>5.9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5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6272" calcext:value-type="float">
            <text:p>5.9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5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3224" calcext:value-type="float">
            <text:p>5.9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5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3224" calcext:value-type="float">
            <text:p>5.9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5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3224" calcext:value-type="float">
            <text:p>5.9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5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6272" calcext:value-type="float">
            <text:p>5.9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5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3224" calcext:value-type="float">
            <text:p>5.9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5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3224" calcext:value-type="float">
            <text:p>5.9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5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3224" calcext:value-type="float">
            <text:p>5.9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5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5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5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5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5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5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5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5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5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5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5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5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5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5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5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7128" calcext:value-type="float">
            <text:p>5.9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5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5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7128" calcext:value-type="float">
            <text:p>5.9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5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7128" calcext:value-type="float">
            <text:p>5.9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5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7128" calcext:value-type="float">
            <text:p>5.9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5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7128" calcext:value-type="float">
            <text:p>5.9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5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7128" calcext:value-type="float">
            <text:p>5.9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5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7128" calcext:value-type="float">
            <text:p>5.9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5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7128" calcext:value-type="float">
            <text:p>5.9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5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7128" calcext:value-type="float">
            <text:p>5.9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5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7128" calcext:value-type="float">
            <text:p>5.9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5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7128" calcext:value-type="float">
            <text:p>5.9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5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7128" calcext:value-type="float">
            <text:p>5.9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5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7128" calcext:value-type="float">
            <text:p>5.9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5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7128" calcext:value-type="float">
            <text:p>5.9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5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7128" calcext:value-type="float">
            <text:p>5.9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5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7128" calcext:value-type="float">
            <text:p>5.9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5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7128" calcext:value-type="float">
            <text:p>5.9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5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7128" calcext:value-type="float">
            <text:p>5.9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5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7128" calcext:value-type="float">
            <text:p>5.9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5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7128" calcext:value-type="float">
            <text:p>5.9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5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5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5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5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5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5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5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5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5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5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5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5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5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5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5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5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1032" calcext:value-type="float">
            <text:p>5.9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5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5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5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1032" calcext:value-type="float">
            <text:p>5.9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5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1032" calcext:value-type="float">
            <text:p>5.9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4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1032" calcext:value-type="float">
            <text:p>5.9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4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1032" calcext:value-type="float">
            <text:p>5.9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4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1032" calcext:value-type="float">
            <text:p>5.9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4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1032" calcext:value-type="float">
            <text:p>5.9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4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1032" calcext:value-type="float">
            <text:p>5.9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4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1032" calcext:value-type="float">
            <text:p>5.9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4-1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1032" calcext:value-type="float">
            <text:p>5.9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4-1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1032" calcext:value-type="float">
            <text:p>5.9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4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1032" calcext:value-type="float">
            <text:p>5.9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4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1032" calcext:value-type="float">
            <text:p>5.9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4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1032" calcext:value-type="float">
            <text:p>5.9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4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1032" calcext:value-type="float">
            <text:p>5.9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4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1032" calcext:value-type="float">
            <text:p>5.9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4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984" calcext:value-type="float">
            <text:p>5.9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4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984" calcext:value-type="float">
            <text:p>5.9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4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984" calcext:value-type="float">
            <text:p>5.9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4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984" calcext:value-type="float">
            <text:p>5.9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4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984" calcext:value-type="float">
            <text:p>5.9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4-1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984" calcext:value-type="float">
            <text:p>5.9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4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984" calcext:value-type="float">
            <text:p>5.9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4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984" calcext:value-type="float">
            <text:p>5.9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4-1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984" calcext:value-type="float">
            <text:p>5.9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4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984" calcext:value-type="float">
            <text:p>5.9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4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984" calcext:value-type="float">
            <text:p>5.9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4-1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984" calcext:value-type="float">
            <text:p>5.9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4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984" calcext:value-type="float">
            <text:p>5.9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4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984" calcext:value-type="float">
            <text:p>5.9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4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984" calcext:value-type="float">
            <text:p>5.9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4-1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984" calcext:value-type="float">
            <text:p>5.9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4-1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984" calcext:value-type="float">
            <text:p>5.9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4-1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984" calcext:value-type="float">
            <text:p>5.9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4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4936" calcext:value-type="float">
            <text:p>5.9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4-1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984" calcext:value-type="float">
            <text:p>5.9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4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4936" calcext:value-type="float">
            <text:p>5.9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4-1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4936" calcext:value-type="float">
            <text:p>5.9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4-1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4936" calcext:value-type="float">
            <text:p>5.9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4-1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4936" calcext:value-type="float">
            <text:p>5.9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4-1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4936" calcext:value-type="float">
            <text:p>5.9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4-1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4936" calcext:value-type="float">
            <text:p>5.9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4-1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4936" calcext:value-type="float">
            <text:p>5.9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4-1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4936" calcext:value-type="float">
            <text:p>5.9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4-1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4936" calcext:value-type="float">
            <text:p>5.9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4-1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4936" calcext:value-type="float">
            <text:p>5.9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4-1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4936" calcext:value-type="float">
            <text:p>5.9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4-1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4936" calcext:value-type="float">
            <text:p>5.9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4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4936" calcext:value-type="float">
            <text:p>5.9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4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4936" calcext:value-type="float">
            <text:p>5.9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4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4936" calcext:value-type="float">
            <text:p>5.9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4-1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4936" calcext:value-type="float">
            <text:p>5.9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4-1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4936" calcext:value-type="float">
            <text:p>5.9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4-1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4936" calcext:value-type="float">
            <text:p>5.9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4-1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4936" calcext:value-type="float">
            <text:p>5.9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4-1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4936" calcext:value-type="float">
            <text:p>5.9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4-1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4936" calcext:value-type="float">
            <text:p>5.9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4-1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4936" calcext:value-type="float">
            <text:p>5.9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4-1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4936" calcext:value-type="float">
            <text:p>5.9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4-1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4936" calcext:value-type="float">
            <text:p>5.9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4-1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4936" calcext:value-type="float">
            <text:p>5.9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4-1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4936" calcext:value-type="float">
            <text:p>5.9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4-1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4936" calcext:value-type="float">
            <text:p>5.9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4-1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984" calcext:value-type="float">
            <text:p>5.9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4-10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984" calcext:value-type="float">
            <text:p>5.9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4-10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984" calcext:value-type="float">
            <text:p>5.9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4-10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984" calcext:value-type="float">
            <text:p>5.9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4-10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984" calcext:value-type="float">
            <text:p>5.9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4-10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984" calcext:value-type="float">
            <text:p>5.9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4-10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984" calcext:value-type="float">
            <text:p>5.9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4-10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984" calcext:value-type="float">
            <text:p>5.9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4-10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4936" calcext:value-type="float">
            <text:p>5.9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4-10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4936" calcext:value-type="float">
            <text:p>5.9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4-07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3496" calcext:value-type="float">
            <text:p>5.8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4-07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4-07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4-07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4-07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1304" calcext:value-type="float">
            <text:p>5.8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4-07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1304" calcext:value-type="float">
            <text:p>5.8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4-07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8256" calcext:value-type="float">
            <text:p>5.8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4-07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5208" calcext:value-type="float">
            <text:p>5.8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4-07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5208" calcext:value-type="float">
            <text:p>5.8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4-06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4-06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9112" calcext:value-type="float">
            <text:p>5.8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4-06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6064" calcext:value-type="float">
            <text:p>5.8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4-06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6064" calcext:value-type="float">
            <text:p>5.8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4-06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3016" calcext:value-type="float">
            <text:p>5.8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4-06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9968" calcext:value-type="float">
            <text:p>5.8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4-06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9968" calcext:value-type="float">
            <text:p>5.8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4-06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692" calcext:value-type="float">
            <text:p>5.8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4-06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4-06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4-06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824" calcext:value-type="float">
            <text:p>5.8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4-06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7776" calcext:value-type="float">
            <text:p>5.8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4-06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4728" calcext:value-type="float">
            <text:p>5.8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4-06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4-06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4-06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8632" calcext:value-type="float">
            <text:p>5.8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4-06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4-06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4-06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4-06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9488" calcext:value-type="float">
            <text:p>5.8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4-06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644" calcext:value-type="float">
            <text:p>5.8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4-06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3392" calcext:value-type="float">
            <text:p>5.8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4-06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0344" calcext:value-type="float">
            <text:p>5.8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4-06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7296" calcext:value-type="float">
            <text:p>5.7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4-06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7296" calcext:value-type="float">
            <text:p>5.7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4-06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4248" calcext:value-type="float">
            <text:p>5.7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4-06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4-06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8152" calcext:value-type="float">
            <text:p>5.7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4-06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5104" calcext:value-type="float">
            <text:p>5.7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4-06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2056" calcext:value-type="float">
            <text:p>5.7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4-05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2056" calcext:value-type="float">
            <text:p>5.7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4-05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9008" calcext:value-type="float">
            <text:p>5.7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4-05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596" calcext:value-type="float">
            <text:p>5.7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4-05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4-05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4-05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9864" calcext:value-type="float">
            <text:p>5.7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4-05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6816" calcext:value-type="float">
            <text:p>5.7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4-05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3768" calcext:value-type="float">
            <text:p>5.7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4-05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3768" calcext:value-type="float">
            <text:p>5.7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4-05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4-05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7672" calcext:value-type="float">
            <text:p>5.7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4-05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7672" calcext:value-type="float">
            <text:p>5.7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4-05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4624" calcext:value-type="float">
            <text:p>5.75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4-05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1576" calcext:value-type="float">
            <text:p>5.7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4-05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8528" calcext:value-type="float">
            <text:p>5.7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4-05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8528" calcext:value-type="float">
            <text:p>5.7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4-05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4-05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2432" calcext:value-type="float">
            <text:p>5.7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4-05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2432" calcext:value-type="float">
            <text:p>5.7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4-05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9384" calcext:value-type="float">
            <text:p>5.7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4-05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9384" calcext:value-type="float">
            <text:p>5.7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4-05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6336" calcext:value-type="float">
            <text:p>5.7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4-05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6336" calcext:value-type="float">
            <text:p>5.7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4-05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3288" calcext:value-type="float">
            <text:p>5.7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4-05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4-05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4-05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7192" calcext:value-type="float">
            <text:p>5.7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4-05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7192" calcext:value-type="float">
            <text:p>5.7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4-05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4144" calcext:value-type="float">
            <text:p>5.7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4-05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4144" calcext:value-type="float">
            <text:p>5.7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4-05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1096" calcext:value-type="float">
            <text:p>5.7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4-04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1096" calcext:value-type="float">
            <text:p>5.7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4-04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8048" calcext:value-type="float">
            <text:p>5.7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4-04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8048" calcext:value-type="float">
            <text:p>5.7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4-04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5" calcext:value-type="float">
            <text:p>5.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4-04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5" calcext:value-type="float">
            <text:p>5.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4-04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5" calcext:value-type="float">
            <text:p>5.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4-04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1952" calcext:value-type="float">
            <text:p>5.7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4-04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1952" calcext:value-type="float">
            <text:p>5.7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4-04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8904" calcext:value-type="float">
            <text:p>5.7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4-04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8904" calcext:value-type="float">
            <text:p>5.7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4-04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5856" calcext:value-type="float">
            <text:p>5.7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4-04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5856" calcext:value-type="float">
            <text:p>5.7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4-04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2808" calcext:value-type="float">
            <text:p>5.7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4-04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2808" calcext:value-type="float">
            <text:p>5.7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4-04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2808" calcext:value-type="float">
            <text:p>5.7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4-04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4-04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4-04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6712" calcext:value-type="float">
            <text:p>5.6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4-04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6712" calcext:value-type="float">
            <text:p>5.6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4-04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6712" calcext:value-type="float">
            <text:p>5.6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4-04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4-04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4-04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0616" calcext:value-type="float">
            <text:p>5.6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4-04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0616" calcext:value-type="float">
            <text:p>5.6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4-04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0616" calcext:value-type="float">
            <text:p>5.6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4-04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4-04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4-04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4-04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4-04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4-03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4-03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4-03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4-03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4-03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4-03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8424" calcext:value-type="float">
            <text:p>5.6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4-03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8424" calcext:value-type="float">
            <text:p>5.6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4-03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376" calcext:value-type="float">
            <text:p>5.6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4-03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376" calcext:value-type="float">
            <text:p>5.6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4-03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376" calcext:value-type="float">
            <text:p>5.6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4-03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376" calcext:value-type="float">
            <text:p>5.6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4-03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4-03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4-03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4-03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4-03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4-03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4-03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4-03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6232" calcext:value-type="float">
            <text:p>5.6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4-03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6232" calcext:value-type="float">
            <text:p>5.6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4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3184" calcext:value-type="float">
            <text:p>5.6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4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3184" calcext:value-type="float">
            <text:p>5.6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4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3184" calcext:value-type="float">
            <text:p>5.6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4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0136" calcext:value-type="float">
            <text:p>5.6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4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0136" calcext:value-type="float">
            <text:p>5.6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4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7088" calcext:value-type="float">
            <text:p>5.6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4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7088" calcext:value-type="float">
            <text:p>5.6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4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4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4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4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4-0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7944" calcext:value-type="float">
            <text:p>5.6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4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7944" calcext:value-type="float">
            <text:p>5.6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3-09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3-06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3-06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3-06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3-06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3-06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3-06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3-05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3-05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3-05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3-05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3-05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3-05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3-05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3-05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3-05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3-05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3-05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3-05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3-05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3-05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3-05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3-05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3-05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3-05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3-05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3-05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3-05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3-05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3-05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3-05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3-05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3-05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3-05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3-05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3-05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3-05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3-05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3-04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3-04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3-04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3-04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3-04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3-04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3-04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3-04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3-04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3-04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3-04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3-04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3-04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3-04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3-04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3-04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3-04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3-04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3-04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3-04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3-04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3-04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3-04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3-04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3-04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3-04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3-04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3-04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3-04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3-04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3-03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3-03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3-03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3-03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3-03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3-03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3-03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3-03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3-03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3-03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3-03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3-03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3-03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3-03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3-03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3-03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3-03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3-03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3-03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3-03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3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3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3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3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3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3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3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3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3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3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3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3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3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3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3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0952" calcext:value-type="float">
            <text:p>5.3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3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3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7904" calcext:value-type="float">
            <text:p>5.3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3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1808" calcext:value-type="float">
            <text:p>5.3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3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5712" calcext:value-type="float">
            <text:p>5.3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3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1808" calcext:value-type="float">
            <text:p>5.3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3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1808" calcext:value-type="float">
            <text:p>5.3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3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3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5712" calcext:value-type="float">
            <text:p>5.3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3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5712" calcext:value-type="float">
            <text:p>5.3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3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3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3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3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3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472" calcext:value-type="float">
            <text:p>5.3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3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472" calcext:value-type="float">
            <text:p>5.3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3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472" calcext:value-type="float">
            <text:p>5.3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3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3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3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3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3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3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3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3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3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3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3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5608" calcext:value-type="float">
            <text:p>5.2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3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3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3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3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3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3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4168" calcext:value-type="float">
            <text:p>5.1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3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3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3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3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3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4168" calcext:value-type="float">
            <text:p>5.1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3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3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3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3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3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3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3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3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3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3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3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3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3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3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3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3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3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2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2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2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2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2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2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2-1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2-1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2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2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2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2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2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2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2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2392" calcext:value-type="float">
            <text:p>5.4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2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2392" calcext:value-type="float">
            <text:p>5.4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2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2392" calcext:value-type="float">
            <text:p>5.4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2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9344" calcext:value-type="float">
            <text:p>5.4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2-1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9344" calcext:value-type="float">
            <text:p>5.4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2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6296" calcext:value-type="float">
            <text:p>5.4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2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2-1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6296" calcext:value-type="float">
            <text:p>5.4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2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2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2-1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2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2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2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2-1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2-1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4104" calcext:value-type="float">
            <text:p>5.4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2-1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1056" calcext:value-type="float">
            <text:p>5.4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2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1056" calcext:value-type="float">
            <text:p>5.4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2-1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008" calcext:value-type="float">
            <text:p>5.3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2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2-1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008" calcext:value-type="float">
            <text:p>5.3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2-1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2-1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2-1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2-1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2-1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2-1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2-1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2-1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768" calcext:value-type="float">
            <text:p>5.3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2-1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2-1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2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2-06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2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0408" calcext:value-type="float">
            <text:p>5.5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1-10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768" calcext:value-type="float">
            <text:p>5.3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1-10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1-10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1-10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1-10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1-10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1-10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1-10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1-10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1-10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3144" calcext:value-type="float">
            <text:p>5.3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1-10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1-10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1-10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7904" calcext:value-type="float">
            <text:p>5.3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1-10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1808" calcext:value-type="float">
            <text:p>5.3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1-09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5712" calcext:value-type="float">
            <text:p>5.3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1-09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1-09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472" calcext:value-type="float">
            <text:p>5.3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1-09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1-09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1-09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1-09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1-09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1-09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1-09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1-09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1704" calcext:value-type="float">
            <text:p>5.2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1-09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1-09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1-09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1-09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5128" calcext:value-type="float">
            <text:p>5.2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1-09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1-09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1-09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4648" calcext:value-type="float">
            <text:p>5.1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1-09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5504" calcext:value-type="float">
            <text:p>5.1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1-09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1-09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4168" calcext:value-type="float">
            <text:p>5.1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1-09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1-09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1-09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496" calcext:value-type="float">
            <text:p>5.1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1-09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1-09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1-09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824" calcext:value-type="float">
            <text:p>5.0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1-09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1-09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8344" calcext:value-type="float">
            <text:p>5.0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1-09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6152" calcext:value-type="float">
            <text:p>5.0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1-08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1-08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1-08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1-08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1-08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1-08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1-08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1-08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1-08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1-08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1-08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1-08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1-08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1-08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1-08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1-08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1-08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1-08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1-08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1-08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1-08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1-08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1-08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1-08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1-08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1-08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1-08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1-08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1-08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1-08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1-08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1-07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1-07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1-07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1-07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1-07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1-07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1-07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1-07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8552" calcext:value-type="float">
            <text:p>5.17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1-07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0304" calcext:value-type="float">
            <text:p>5.4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1-07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212" calcext:value-type="float">
            <text:p>5.5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1-07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1-07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9448" calcext:value-type="float">
            <text:p>5.4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1-07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8112" calcext:value-type="float">
            <text:p>5.4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1-07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3352" calcext:value-type="float">
            <text:p>5.4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1-07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3456" calcext:value-type="float">
            <text:p>5.5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1-07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3184" calcext:value-type="float">
            <text:p>5.6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1-07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1-07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1-07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6064" calcext:value-type="float">
            <text:p>5.8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1-07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6064" calcext:value-type="float">
            <text:p>5.8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1-07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8256" calcext:value-type="float">
            <text:p>5.8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1-07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1-07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1304" calcext:value-type="float">
            <text:p>5.8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1-07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1304" calcext:value-type="float">
            <text:p>5.8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1-07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8256" calcext:value-type="float">
            <text:p>5.8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1-07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5208" calcext:value-type="float">
            <text:p>5.8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1-07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5208" calcext:value-type="float">
            <text:p>5.8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1-07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1-07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5208" calcext:value-type="float">
            <text:p>5.8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1-07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1-07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9112" calcext:value-type="float">
            <text:p>5.8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1-06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1-06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1-06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9112" calcext:value-type="float">
            <text:p>5.8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1-06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9112" calcext:value-type="float">
            <text:p>5.8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1-06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6064" calcext:value-type="float">
            <text:p>5.8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1-06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6064" calcext:value-type="float">
            <text:p>5.8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1-06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3016" calcext:value-type="float">
            <text:p>5.8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1-06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3016" calcext:value-type="float">
            <text:p>5.8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1-06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3016" calcext:value-type="float">
            <text:p>5.8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1-06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9968" calcext:value-type="float">
            <text:p>5.8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1-06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9968" calcext:value-type="float">
            <text:p>5.8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1-06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692" calcext:value-type="float">
            <text:p>5.8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1-06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692" calcext:value-type="float">
            <text:p>5.8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1-06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1-06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1-06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824" calcext:value-type="float">
            <text:p>5.8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1-06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7776" calcext:value-type="float">
            <text:p>5.8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1-06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7776" calcext:value-type="float">
            <text:p>5.8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1-06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4728" calcext:value-type="float">
            <text:p>5.8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1-06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4728" calcext:value-type="float">
            <text:p>5.8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1-06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1-06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1-06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8632" calcext:value-type="float">
            <text:p>5.8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1-06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8632" calcext:value-type="float">
            <text:p>5.8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1-06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1-06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1-06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1-06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1-06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9488" calcext:value-type="float">
            <text:p>5.8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1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1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1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1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1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1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1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1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1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1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3768" calcext:value-type="float">
            <text:p>5.7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1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3768" calcext:value-type="float">
            <text:p>5.7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1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3768" calcext:value-type="float">
            <text:p>5.7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1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3768" calcext:value-type="float">
            <text:p>5.7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1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3768" calcext:value-type="float">
            <text:p>5.7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1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3768" calcext:value-type="float">
            <text:p>5.7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1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3768" calcext:value-type="float">
            <text:p>5.7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1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3768" calcext:value-type="float">
            <text:p>5.7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1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3768" calcext:value-type="float">
            <text:p>5.7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1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3768" calcext:value-type="float">
            <text:p>5.7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1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3768" calcext:value-type="float">
            <text:p>5.7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1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3768" calcext:value-type="float">
            <text:p>5.7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1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3768" calcext:value-type="float">
            <text:p>5.7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1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3768" calcext:value-type="float">
            <text:p>5.7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1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3768" calcext:value-type="float">
            <text:p>5.7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1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3768" calcext:value-type="float">
            <text:p>5.7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1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3768" calcext:value-type="float">
            <text:p>5.7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1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3768" calcext:value-type="float">
            <text:p>5.7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1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6816" calcext:value-type="float">
            <text:p>5.7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1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6816" calcext:value-type="float">
            <text:p>5.7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1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6816" calcext:value-type="float">
            <text:p>5.7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1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6816" calcext:value-type="float">
            <text:p>5.7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1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6816" calcext:value-type="float">
            <text:p>5.7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1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6816" calcext:value-type="float">
            <text:p>5.7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1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3768" calcext:value-type="float">
            <text:p>5.7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1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6816" calcext:value-type="float">
            <text:p>5.7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1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6816" calcext:value-type="float">
            <text:p>5.7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1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6816" calcext:value-type="float">
            <text:p>5.7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1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6816" calcext:value-type="float">
            <text:p>5.7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1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6816" calcext:value-type="float">
            <text:p>5.7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1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6816" calcext:value-type="float">
            <text:p>5.7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1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6816" calcext:value-type="float">
            <text:p>5.7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1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6816" calcext:value-type="float">
            <text:p>5.7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0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6816" calcext:value-type="float">
            <text:p>5.7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0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6816" calcext:value-type="float">
            <text:p>5.7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0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6816" calcext:value-type="float">
            <text:p>5.7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0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6816" calcext:value-type="float">
            <text:p>5.7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0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6816" calcext:value-type="float">
            <text:p>5.7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0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6816" calcext:value-type="float">
            <text:p>5.7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0-1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6816" calcext:value-type="float">
            <text:p>5.7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0-1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6816" calcext:value-type="float">
            <text:p>5.7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0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6816" calcext:value-type="float">
            <text:p>5.7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0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6816" calcext:value-type="float">
            <text:p>5.7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0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6816" calcext:value-type="float">
            <text:p>5.7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0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6816" calcext:value-type="float">
            <text:p>5.7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0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6816" calcext:value-type="float">
            <text:p>5.7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0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9864" calcext:value-type="float">
            <text:p>5.7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0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6816" calcext:value-type="float">
            <text:p>5.7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0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9864" calcext:value-type="float">
            <text:p>5.7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0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9864" calcext:value-type="float">
            <text:p>5.7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0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9864" calcext:value-type="float">
            <text:p>5.7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0-1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9864" calcext:value-type="float">
            <text:p>5.7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0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9864" calcext:value-type="float">
            <text:p>5.7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0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9864" calcext:value-type="float">
            <text:p>5.7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0-1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9864" calcext:value-type="float">
            <text:p>5.7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0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9864" calcext:value-type="float">
            <text:p>5.7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0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9864" calcext:value-type="float">
            <text:p>5.7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0-1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9864" calcext:value-type="float">
            <text:p>5.7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0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9864" calcext:value-type="float">
            <text:p>5.7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0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9864" calcext:value-type="float">
            <text:p>5.7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0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0-1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0-1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0-1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0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0-1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0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0-1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0-1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0-1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0-1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0-1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0-1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596" calcext:value-type="float">
            <text:p>5.7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0-1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596" calcext:value-type="float">
            <text:p>5.7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0-1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596" calcext:value-type="float">
            <text:p>5.7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0-1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596" calcext:value-type="float">
            <text:p>5.7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0-1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596" calcext:value-type="float">
            <text:p>5.7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0-1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596" calcext:value-type="float">
            <text:p>5.7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0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596" calcext:value-type="float">
            <text:p>5.7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0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9008" calcext:value-type="float">
            <text:p>5.7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0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9008" calcext:value-type="float">
            <text:p>5.7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0-1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9008" calcext:value-type="float">
            <text:p>5.7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0-1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9008" calcext:value-type="float">
            <text:p>5.7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0-1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9008" calcext:value-type="float">
            <text:p>5.7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0-1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9008" calcext:value-type="float">
            <text:p>5.7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0-1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2056" calcext:value-type="float">
            <text:p>5.7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0-1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2056" calcext:value-type="float">
            <text:p>5.7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0-1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2056" calcext:value-type="float">
            <text:p>5.7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0-1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2056" calcext:value-type="float">
            <text:p>5.7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0-1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5104" calcext:value-type="float">
            <text:p>5.7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0-1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5104" calcext:value-type="float">
            <text:p>5.7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0-1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5104" calcext:value-type="float">
            <text:p>5.7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0-1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5104" calcext:value-type="float">
            <text:p>5.7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0-1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5104" calcext:value-type="float">
            <text:p>5.7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0-10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8152" calcext:value-type="float">
            <text:p>5.7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0-10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8152" calcext:value-type="float">
            <text:p>5.7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0-10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8152" calcext:value-type="float">
            <text:p>5.7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0-10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0-10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8152" calcext:value-type="float">
            <text:p>5.7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0-09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6816" calcext:value-type="float">
            <text:p>5.7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0-08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0-05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20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19-1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19-08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2019-03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1992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1975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1974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0112324501</text:p>
          </table:table-cell>
          <table:table-cell office:value-type="string" calcext:value-type="string">
            <text:p>B-18-03 26BDD [MW-4F1]</text:p>
          </table:table-cell>
          <table:table-cell office:value-type="string" calcext:value-type="string">
            <text:p>1972-09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773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5082" meta:object-count="0"/>
    <meta:user-defined meta:name="AppVersion">3.0</meta:user-defined>
  </office:meta>
</office:document-meta>
</file>